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T1" style:family="text">
      <style:text-properties officeooo:rsid="0009e171"/>
    </style:style>
    <style:style style:name="T2" style:family="text">
      <style:text-properties officeooo:rsid="0009f6ed"/>
    </style:style>
    <style:style style:name="T3" style:family="text">
      <style:text-properties officeooo:rsid="000a8788"/>
    </style:style>
    <style:style style:name="T4" style:family="text">
      <style:text-properties officeooo:rsid="000f23ed"/>
    </style:style>
    <style:style style:name="T5" style:family="text">
      <style:text-properties officeooo:rsid="0011dab2"/>
    </style:style>
    <style:style style:name="T6" style:family="text">
      <style:text-properties officeooo:rsid="0013a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D<text:span text:style-name="T6">227</text:span></text:p>
      <text:p text:style-name="P1"/>
      <text:p text:style-name="P2">Chemins empruntés par la randonnée VTT</text:p>
      <text:p text:style-name="P2"/>
      <text:p text:style-name="P2">- Chemin depuis «les reccettes» à «Champtrevault»</text:p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53:25.677407637</dc:date>
    <meta:editing-duration>PT10M45S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1" meta:paragraph-count="5" meta:word-count="21" meta:character-count="140" meta:non-whitespace-character-count="121"/>
  </office:meta>
</office:document-meta>
</file>